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text-properties style:font-name="Arial" style:font-name-complex="Arial"/>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text-properties style:font-name="Arial" style:font-name-complex="Arial"/>
    </style:style>
    <style:style style:name="P21" style:parent-style-name="Normal" style:family="paragraph">
      <style:text-properties style:font-name="Arial" style:font-name-complex="Arial"/>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style:style>
    <style:style style:name="T48" style:parent-style-name="DefaultParagraphFont" style:family="text">
      <style:text-properties style:font-name="Arial" style:font-name-complex="Arial"/>
    </style:style>
  </office:automatic-styles>
  <office:body>
    <office:text text:use-soft-page-breaks="true">
      <text:p text:style-name="P1">Sperine</text:p>
      <text:p text:style-name="P2">The Last Dragon Left: <text:s/></text:p>
      <text:p text:style-name="P3"/>
      <text:p text:style-name="P4">Long ago, dragons were once the rulers of the skies, and their wisdom and power were unmatched. Among them, a special lineage gave birth to twins—one representing greed and courage, the other representing kindness and innocence. These twins, named **Voltrax** and **Seraphine**, were raised by their parents in a hidden forest, protected by ancient magic.</text:p>
      <text:p text:style-name="P5"/>
      <text:p text:style-name="P6">[ <text:s/>] **Voltrax**, the darker of the two, grew into a dragon with immense intelligence. His sharp eyes saw the world in terms of treasure and power, always calculating his next move. He was not evil by nature, but his desire for wealth and his understanding of what power could bring made him a dragon that others feared.</text:p>
      <text:p text:style-name="P7"/>
      <text:p text:style-name="P8">**Seraphine**, on the other hand, had the heart of a healer. Her pastel scales reflected her gentle spirit. She loved the creatures of the forest, always seeking to help and protect them. Her courage wasn’t in seeking power, but in her selflessness and her desire to make the world a kinder place.</text:p>
      <text:p text:style-name="P9"/>
      <text:p text:style-name="P10">Their father, **Kaedros**, was a majestic dragon whose wings spanned the skies. His wisdom was unmatched, and he passed down his knowledge to both his children, hoping they would balance each other. Their mother, **Lyriana**, was the heart of the family. She nurtured the twins and believed that, together, they would bring harmony to the world of dragons.</text:p>
      <text:p text:style-name="P11">I want you to generate some wonderful images based on the story lagend</text:p>
      <text:p text:style-name="P12">However, as the world changed, dragons began to vanish. Wars, greed, and the rise of humans led to the decline of their once-great empire. Soon, only the twin dragons were left.</text:p>
      <text:p text:style-name="P13"/>
      <text:p text:style-name="P14">Voltrax, tempted by his greed, believed that dragons could regain their power by conquering humans and reclaiming their treasures. Seraphine, heartbroken by the destruction, sought peace and refuge. This divide between them created tension, but neither sibling could act without the other.</text:p>
      <text:p text:style-name="P15"/>
      <text:p text:style-name="P16">Now, with their parents gone, Voltrax and Seraphine are the last of their kind. They must choose whether to unite and bring balance to a world that no longer believes in dragons, or follow separate paths—one towards dominance, the other towards peace.</text:p>
      <text:p text:style-name="P17"/>
      <text:p text:style-name="P18">The fate of the dragon lineage rests on their shoulders. The world watches as they struggle to decide: will they stand together or let their differences tear them apart?</text:p>
      <text:p text:style-name="P19"/>
      <text:p text:style-name="P20"/>
      <text:p text:style-name="P21"/>
      <text:p text:style-name="P22">In this expanded version of your story, we can place the **Andromeda Galaxy** as the mystical, ancient home of dragons. The dragons’<text:s/>lineage hails from a specific planet within this galaxy—a world filled with magic and extraordinary landscapes, uniquely suited for dragon-kind.</text:p>
      <text:p text:style-name="P23"/>
      <text:p text:style-name="P24">### **Planet Name: Drakoria**</text:p>
      <text:p text:style-name="P25">- **Location**: Within the Andromeda Galaxy, Drakoria is a hidden gem, orbiting a brilliant blue star named **Aelyrion**. It is one of the few habitable planets within its system and is known to be infused with ancient magic.</text:p>
      <text:p text:style-name="P26">- **Characteristics**: Drakoria is a vast, verdant planet with landscapes unlike any on Earth. Its skies are painted with hues of violet and teal during the day and filled with shimmering constellations at night. The planet has floating mountains, crystal-clear lakes, and enchanted forests that seem to breathe with life. Here, dragons thrive in harmony with the land, and their connection to the planet grants them unique abilities.</text:p>
      <text:p text:style-name="P27"><text:s text:c="2"/></text:p>
      <text:p text:style-name="P28">### **Regions of Drakoria**</text:p>
      <text:p text:style-name="P29">1. **The Skyfire Peaks**:<text:s/></text:p>
      <text:p text:style-name="P30"><text:s text:c="3"/>- These towering, floating mountains are surrounded by swirling clouds and charged with an energy that resembles lightning. Here, dragons like Voltrax draw strength from the raw power of the peaks, and many dragons with a talent for storm magic reside in this region.</text:p>
      <text:p text:style-name="P31"/>
      <text:p text:style-name="P32">2. **The Luminous Glades**:</text:p>
      <text:p text:style-name="P33"><text:s text:c="3"/>- A magical forest where the trees glow with a soft, phosphorescent light, especially under the light of Aelyrion’s twin moons. This is where dragons like Seraphine are drawn, as the glades are filled with healing herbs, peaceful creatures, and pools of water that shimmer with rejuvenating magic.</text:p>
      <text:p text:style-name="P34"/>
      <text:p text:style-name="P35">3. **The Crystal Seas**:</text:p>
      <text:p text:style-name="P36"><text:s text:c="3"/>- These are vast oceans filled with bioluminescent creatures and ancient, submerged ruins of past dragon civilizations. The waters are rich with crystal formations that amplify magical energy, and they serve as a place of meditation and reflection for dragons seeking wisdom.</text:p>
      <text:p text:style-name="P37"/>
      <text:p text:style-name="P38">4. **The Tempest Plains**:</text:p>
      <text:p text:style-name="P39"><text:s text:c="3"/>- A region known for its fierce storms and unpredictable weather. Dragons seeking to test their strength and bravery often venture here, as the plains are considered a place of trials. It is rumored that Kaedros and Lyriana once trained here, learning the skills and resilience they passed on to Voltrax and Seraphine.</text:p>
      <text:p text:style-name="P40"/>
      <text:p text:style-name="P41">5. **The Ember Caverns**:</text:p>
      <text:p text:style-name="P42"><text:s text:c="3"/>- Deep beneath the planet’s surface lie the Ember Caverns, where rivers of molten lava flow through vast caves adorned with firestones. This region is sacred to the dragons, as it is believed to be the birthplace of their ancestors. Here, the hottest fires burn, and only the strongest can withstand the heat, making it a rite of passage for young dragons.</text:p>
      <text:p text:style-name="P43"/>
      <text:p text:style-name="P44">### **The Role of Drakoria in the Story**</text:p>
      <text:p text:style-name="P45">- Drakoria is the spiritual heart of dragon-kind, a planet that embodies the dragons’<text:s/>magic and strength. It is here that Kaedros and Lyriana raised Voltrax and Seraphine, passing down not only their knowledge but also the legacy of Drakoria’s unique connection to dragon-kind.<text:s/></text:p>
      <text:p text:style-name="P46">- The planet has ancient shrines and temples built by the dragons’<text:s/>ancestors, and legends say that only a dragon worthy of leadership can access the full power of these mystical sites.</text:p>
      <text:p text:style-name="P47"><text:s text:c="2"/></text:p>
      <text:p text:style-name="Normal"><text:span text:style-name="T48">By grounding your story in Drakoria, you add a whole new layer of depth, linking the twin dragons’ destiny to a mythical home filled with rich history and powerful magic. This sets the stage for the choices Voltrax and Seraphine must make—will they honor Drakoria’s legacy, or will they seek power beyond its bord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eňiSeViYǿRu MǿUňąim</meta:initial-creator>
    <dc:creator>SeňiSeViYǿRu MǿUňąim</dc:creator>
    <meta:creation-date>2024-10-12T07:39:00Z</meta:creation-date>
    <dc:date>2024-10-12T07:39:00Z</dc:date>
    <meta:template xlink:href="Normal.dotm" xlink:type="simple"/>
    <meta:editing-cycles>4</meta:editing-cycles>
    <meta:editing-duration>PT60S</meta:editing-duration>
    <meta:document-statistic meta:page-count="1" meta:paragraph-count="11" meta:word-count="870" meta:character-count="5823" meta:row-count="41" meta:non-whitespace-character-count="4964"/>
  </office:meta>
</office:document-meta>
</file>